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4.365625cm"/>
    </style:style>
    <style:style style:name="co11" style:family="table-column">
      <style:table-column-properties fo:break-before="auto" style:column-width="5.34458333333333cm"/>
    </style:style>
    <style:style style:name="co12" style:family="table-column">
      <style:table-column-properties fo:break-before="auto" style:column-width="4.603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sample demo for clien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riol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e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diagrams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p tutriols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uion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6" table:style-name="ta1">
        <table:table-column table:style-name="co8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and testing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with client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7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elmentation and testing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eeting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7" table:formula="of:=SUM([.B3:.B6])" table:style-name="ce1">
            <text:p>17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table table:name="Week_8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Week_9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Total<text:s/></text:p>
          </table:table-cell>
          <table:table-cell office:value-type="float" office:value="7.5" table:style-name="ce1">
            <text:p>7.5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10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ing Pres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 project pla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<text:s/></text:p>
          </table:table-cell>
          <table:table-cell office:value-type="float" office:value="7" table:formula="of:=SUM([.B3:.B5])" table:style-name="ce1">
            <text:p>7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table table:name="Sheet1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Aliya Hussain</dc:creator>
    <meta:creation-date>2016-11-14T15:42:45Z</meta:creation-date>
    <dc:date>2017-01-12T10:40:31Z</dc:date>
    <meta:editing-cycles>1</meta:editing-cycles>
    <meta:editing-duration>PT243S</meta:editing-duration>
  </office:meta>
</office:document-meta>
</file>